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MAIN_5f_POINT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TWO_5f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TWO_5f_COLUMNS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style:text-line-through-styl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text-align="start" style:font-independent-line-spacing="true"/>
      <style:text-properties fo:font-size="54pt"/>
    </style:style>
    <style:style style:name="P5" style:family="paragraph"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0cm" fo:margin-right="0cm" fo:margin-top="0.564cm" fo:margin-bottom="0cm" fo:line-height="115%" fo:text-align="start" fo:text-indent="0cm" style:writing-mode="lr-tb"/>
    </style:style>
    <style:style style:name="P8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color="#fffbf0" style:text-line-through-style="none" style:text-position="0% 100%" fo:font-family="'Old Standard TT'" fo:font-size="42pt" fo:letter-spacing="normal" fo:font-style="normal" style:text-underline-style="none" fo:font-weight="normal" style:font-family-asian="'Old Standard TT'" style:font-size-asian="42pt" style:font-style-asian="normal" style:font-weight-asian="normal" style:font-family-complex="'Old Standard TT'" style:font-size-complex="42pt" style:font-style-complex="normal" style:font-weight-complex="normal"/>
    </style:style>
    <style:style style:name="T2" style:family="text">
      <style:text-properties fo:color="#fffbf0" style:text-line-through-style="none" style:text-position="0% 100%" fo:font-family="'Old Standard TT'" fo:font-size="54pt" fo:letter-spacing="normal" fo:font-style="normal" style:text-underline-style="none" fo:font-weight="normal" style:font-family-asian="'Old Standard TT'" style:font-size-asian="54pt" style:font-style-asian="normal" style:font-weight-asian="normal" style:font-family-complex="'Old Standard TT'" style:font-size-complex="5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Old Standard TT'" fo:font-size="25pt" fo:letter-spacing="normal" fo:font-style="normal" style:text-underline-style="solid" style:text-underline-width="auto" style:text-underline-color="font-color" fo:font-weight="normal" style:font-family-asian="'Old Standard TT'" style:font-size-asian="25pt" style:font-style-asian="normal" style:font-weight-asian="normal" style:font-family-complex="'Old Standard TT'" style:font-size-complex="25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Old Standard TT'" fo:font-size="16pt" fo:letter-spacing="normal" fo:font-style="normal" style:text-underline-style="none" fo:font-weight="normal" style:font-family-asian="'Old Standard TT'" style:font-size-asian="16pt" style:font-style-asian="normal" style:font-weight-asian="normal" style:font-family-complex="'Old Standard TT'" style:font-size-complex="16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Old Standard TT'" fo:font-size="30pt" fo:letter-spacing="normal" fo:font-style="normal" style:text-underline-style="solid" style:text-underline-width="auto" style:text-underline-color="font-color" fo:font-weight="normal" style:font-family-asian="'Old Standard TT'" style:font-size-asian="30pt" style:font-style-asian="normal" style:font-weight-asian="normal" style:font-family-complex="'Old Standard TT'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9;p13" presentation:style-name="pr1" draw:text-style-name="P2" draw:layer="layout" svg:width="22.551cm" svg:height="4.229cm" svg:x="1.424cm" svg:y="5.259cm" presentation:class="title" presentation:user-transformed="true">
          <draw:text-box>
            <text:p text:style-name="P1"><text:span text:style-name="T1">Peut-on supprimer la signalisation de nos villes ? <text:s/></text:span></text:p>
          </draw:text-box>
        </draw:frame>
        <presentation:notes draw:style-name="dp2">
          <draw:page-thumbnail draw:name="Google Shape;56;gc6f90357f_0_0:notes" draw:style-name="gr1" draw:layer="layout" svg:width="16.933cm" svg:height="9.524cm" svg:x="1.059cm" svg:y="1.905cm" draw:page-number="1" presentation:class="page"/>
          <draw:frame draw:name="Google Shape;57;gc6f90357f_0_0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ls sont les enjeux ?" draw:style-name="dp1" draw:master-page-name="MAIN_5f_POINT">
        <draw:frame draw:name="Google Shape;64;p14" presentation:style-name="pr3" draw:text-style-name="P4" draw:layer="layout" svg:width="16.217cm" svg:height="11.362cm" svg:x="1.362cm" svg:y="1.462cm" presentation:class="title" presentation:user-transformed="true">
          <draw:text-box>
            <text:p text:style-name="P1"><text:span text:style-name="T2">Quels sont les enjeux ?</text:span></text:p>
          </draw:text-box>
        </draw:frame>
        <presentation:notes draw:style-name="dp2">
          <draw:page-thumbnail draw:name="Google Shape;61;gc6f90357f_0_5:notes" draw:style-name="gr1" draw:layer="layout" svg:width="16.933cm" svg:height="9.524cm" svg:x="1.059cm" svg:y="1.905cm" draw:page-number="2" presentation:class="page"/>
          <draw:frame draw:name="Google Shape;62;gc6f90357f_0_5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ulation d’une circulation &#10;sans signalisation&#10;" draw:style-name="dp1" draw:master-page-name="TITLE_5f_AND_5f_TWO_5f_COLUMNS" presentation:presentation-page-layout-name="AL2T3">
        <draw:frame draw:name="Google Shape;69;p15" presentation:style-name="pr5" draw:text-style-name="P5" draw:layer="layout" svg:width="23.667cm" svg:height="1.702cm" svg:x="0.866cm" svg:y="1.236cm" presentation:class="title" presentation:user-transformed="true">
          <draw:text-box>
            <text:p text:style-name="P1"><text:span text:style-name="T3">Simulation d’une circulation </text:span><text:span text:style-name="T3"><text:line-break/></text:span><text:span text:style-name="T3">sans signalisation</text:span><text:span text:style-name="T3"><text:line-break/></text:span><text:span text:style-name="T3"/></text:p>
          </draw:text-box>
        </draw:frame>
        <draw:frame draw:name="Google Shape;70;p15" presentation:style-name="pr6" draw:text-style-name="P9" draw:layer="layout" svg:width="11.11cm" svg:height="5.196cm" svg:x="0.866cm" svg:y="4.993cm" presentation:class="outline" presentation:user-transformed="true">
          <draw:text-box>
            <text:list text:style-name="L2">
              <text:list-item>
                <text:p text:style-name="P6"><text:span text:style-name="T4">Réseau d'intersection</text:span></text:p>
              </text:list-item>
              <text:list-item>
                <text:p text:style-name="P7"><text:span text:style-name="T4">Algorithme plus court chemin</text:span></text:p>
              </text:list-item>
              <text:list-item>
                <text:p text:style-name="P7"><text:span text:style-name="T4">Prévenir les collisions entre voitures</text:span></text:p>
              </text:list-item>
              <text:list-item>
                <text:p text:style-name="P7"><text:span text:style-name="T4">Résultats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Google Shape;66;gc6f90357f_0_19:notes" draw:style-name="gr1" draw:layer="layout" svg:width="16.933cm" svg:height="9.524cm" svg:x="1.059cm" svg:y="1.905cm" draw:page-number="3" presentation:class="page"/>
          <draw:frame draw:name="Google Shape;67;gc6f90357f_0_19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élisation mathématiques&#10;d’une intersection simple&#10;" draw:style-name="dp1" draw:master-page-name="TITLE_5f_AND_5f_TWO_5f_COLUMNS" presentation:presentation-page-layout-name="AL2T3">
        <office:forms form:automatic-focus="false" form:apply-design-mode="false"/>
        <draw:frame draw:name="Google Shape;75;p16" presentation:style-name="pr5" draw:text-style-name="P5" draw:layer="layout" svg:width="23.667cm" svg:height="1.702cm" svg:x="0.866cm" svg:y="1.236cm" presentation:class="title" presentation:user-transformed="true">
          <draw:text-box>
            <text:p text:style-name="P1"><text:span text:style-name="T3">Modélisation mathématiques</text:span><text:span text:style-name="T3"><text:line-break/></text:span><text:span text:style-name="T3">d’une intersection simple</text:span><text:span text:style-name="T3"><text:line-break/></text:span><text:span text:style-name="T3"/></text:p>
          </draw:text-box>
        </draw:frame>
        <draw:frame draw:name="Google Shape;76;p16" presentation:style-name="pr6" draw:text-style-name="P9" draw:layer="layout" svg:width="11.11cm" svg:height="4.301cm" svg:x="0.866cm" svg:y="4.993cm" presentation:class="outline" presentation:user-transformed="true">
          <draw:text-box>
            <text:list text:style-name="L2">
              <text:list-item>
                <text:p text:style-name="P6"><text:span text:style-name="T4">Intersection à 90° entre 2 voitures qui ne tournent pas.</text:span></text:p>
              </text:list-item>
              <text:list-item>
                <text:p text:style-name="P7"><text:span text:style-name="T4">Contraintes </text:span></text:p>
              </text:list-item>
              <text:list-item>
                <text:p text:style-name="P7"><text:span text:style-name="T4">Algorithme de résolution</text:span></text:p>
              </text:list-item>
              <text:list-item>
                <text:p text:style-name="P7"><text:span text:style-name="T4">Résultats</text:span></text:p>
              </text:list-item>
            </text:list>
            <text:p text:style-name="P10"><text:span text:style-name="T4"/></text:p>
            <text:p text:style-name="P8"><text:span text:style-name="T4"/></text:p>
          </draw:text-box>
        </draw:frame>
        <presentation:notes draw:style-name="dp2">
          <draw:page-thumbnail draw:name="Google Shape;72;g135098fd817_0_0:notes" draw:style-name="gr1" draw:layer="layout" svg:width="16.933cm" svg:height="9.524cm" svg:x="1.059cm" svg:y="1.905cm" draw:page-number="4" presentation:class="page"/>
          <draw:frame draw:name="Google Shape;73;g135098fd817_0_0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érience à venir " draw:style-name="dp1" draw:master-page-name="TITLE_5f_AND_5f_BODY" presentation:presentation-page-layout-name="AL3T1">
        <draw:frame draw:name="Google Shape;84;p17" presentation:style-name="pr9" draw:text-style-name="P5" draw:layer="layout" svg:width="23.667cm" svg:height="1.702cm" svg:x="0.866cm" svg:y="1.236cm" presentation:class="title" presentation:user-transformed="true">
          <draw:text-box>
            <text:p text:style-name="P1"><text:span text:style-name="T5">Expérience à venir </text:span></text:p>
          </draw:text-box>
        </draw:frame>
        <draw:frame draw:name="Google Shape;85;p17" presentation:style-name="pr10" draw:text-style-name="P11" draw:layer="layout" svg:width="14.91cm" svg:height="7.596cm" svg:x="0.89cm" svg:y="3.604cm" presentation:class="outline" presentation:user-transformed="true">
          <draw:text-box>
            <text:list text:style-name="L2">
              <text:list-item>
                <text:p text:style-name="P6"><text:span text:style-name="T4">Réseau de neurone : Pour apprendre à des voitures à se gérer entres elles </text:span></text:p>
              </text:list-item>
              <text:list-item>
                <text:p text:style-name="P7"><text:span text:style-name="T4">Modélisation Mathématiques de croisements plus complexes</text:span></text:p>
                <text:p text:style-name="P7"><text:span text:style-name="T4"/></text:p>
                <text:p text:style-name="P7"><text:span text:style-name="T4"><text:s/></text:span></text:p>
              </text:list-item>
            </text:list>
            <text:p text:style-name="P10"><text:span text:style-name="T4"/></text:p>
            <text:p text:style-name="P8"><text:span text:style-name="T4"/></text:p>
          </draw:text-box>
        </draw:frame>
        <presentation:notes draw:style-name="dp2">
          <draw:page-thumbnail draw:name="Google Shape;81;gc6f90357f_0_47:notes" draw:style-name="gr1" draw:layer="layout" svg:width="16.933cm" svg:height="9.524cm" svg:x="1.059cm" svg:y="1.905cm" draw:page-number="5" presentation:class="page"/>
          <draw:frame draw:name="Google Shape;82;gc6f90357f_0_47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nux Libertine G'" style:font-family-generic-asian="system" style:font-pitch-asian="variable" style:font-size-asian="18pt" style:font-style-asian="normal" style:font-weight-asian="normal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nux Libertine G'" style:font-family-generic-asian="system" style:font-pitch-asian="variable" style:font-size-asian="20pt" style:font-style-asian="normal" style:font-weight-asian="normal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nux Libertine G'" style:font-family-generic-asian="system" style:font-pitch-asian="variable" style:font-size-asian="32pt" style:font-style-asian="normal" style:font-weight-asian="normal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26a69a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nux Libertine G'" style:font-family-generic-asian="system" style:font-pitch-asian="variable" style:font-size-asian="20pt" style:font-style-asian="normal" style:font-weight-asian="normal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nux Libertine G'" style:font-family-generic-asian="system" style:font-pitch-asian="variable" style:font-size-asian="32pt" style:font-style-asian="normal" style:font-weight-asian="normal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bf0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nux Libertine G'" style:font-family-generic-asian="system" style:font-pitch-asian="variable" style:font-size-asian="20pt" style:font-style-asian="normal" style:font-weight-asian="normal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nux Libertine G'" style:font-family-generic-asian="system" style:font-pitch-asian="variable" style:font-size-asian="32pt" style:font-style-asian="normal" style:font-weight-asian="normal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bf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nux Libertine G'" style:font-family-generic-asian="system" style:font-pitch-asian="variable" style:font-size-asian="20pt" style:font-style-asian="normal" style:font-weight-asian="normal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nux Libertine G'" style:font-family-generic-asian="system" style:font-pitch-asian="variable" style:font-size-asian="32pt" style:font-style-asian="normal" style:font-weight-asian="normal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26a69a"/>
    </style:style>
    <style:style style:name="Mdp3" style:family="drawing-page">
      <style:drawing-page-properties draw:background-size="border" draw:fill="solid" draw:fill-color="#fffbf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a69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bf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6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bf0" style:text-line-through-style="none" style:text-position="0% 100%" fo:font-family="'Old Standard TT'" fo:font-size="10pt" fo:letter-spacing="normal" fo:font-style="normal" style:text-underline-style="none" fo:font-weight="normal" style:font-family-asian="'Old Standard TT'" style:font-size-asian="10pt" style:font-style-asian="normal" style:font-weight-asian="normal" style:font-family-complex="'Old Standard TT'" style:font-size-complex="10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Old Standard TT'" fo:font-size="10pt" fo:letter-spacing="normal" fo:font-style="normal" style:text-underline-style="none" fo:font-weight="normal" style:font-family-asian="'Old Standard TT'" style:font-size-asian="10pt" style:font-style-asian="normal" style:font-weight-asian="normal" style:font-family-complex="'Old Standard TT'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3" draw:layer="backgroundobjects" svg:width="25.399cm" svg:height="4.7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4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;p2" presentation:style-name="TITLE-title" draw:layer="backgroundobjects" svg:width="22.551cm" svg:height="4.229cm" svg:x="1.424cm" svg:y="5.259cm" presentation:class="title" presentation:placeholder="true" presentation:user-transformed="true">
        <draw:text-box/>
      </draw:frame>
      <draw:frame draw:name="Google Shape;14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37;p8" presentation:style-name="MAIN_5f_POINT-title" draw:layer="backgroundobjects" svg:width="15.566cm" svg:height="11.362cm" svg:x="1.362cm" svg:y="1.462cm" presentation:class="title" presentation:placeholder="true" presentation:user-transformed="true">
        <draw:text-box/>
      </draw:frame>
      <draw:frame draw:name="Google Shape;38;p8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3">
      <draw:frame draw:name="Google Shape;25;p5" presentation:style-name="TITLE_5f_AND_5f_TWO_5f_COLUMNS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36cm" svg:x="0.866cm" svg:y="3.255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36cm" svg:x="13.423cm" svg:y="3.255cm" presentation:class="outline" presentation:placeholder="true" presentation:user-transformed="true">
        <draw:text-box/>
      </draw:frame>
      <draw:frame draw:name="Google Shape;28;p5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3">
      <draw:custom-shape draw:name="Google Shape;20;p4" draw:style-name="Mgr3" draw:text-style-name="MP3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36cm" svg:x="0.866cm" svg:y="3.254cm" presentation:class="outline" presentation:placeholder="true" presentation:user-transformed="true">
        <draw:text-box/>
      </draw:frame>
      <draw:frame draw:name="Google Shape;23;p4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date>2022-06-15T22:43:07.12</dc:date>
    <meta:editing-duration>PT29M1S</meta:editing-duration>
    <meta:editing-cycles>1</meta:editing-cycles>
    <meta:document-statistic meta:object-count="68"/>
  </office:meta>
</office:document-meta>
</file>